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Rank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728.152675">
            <text:p>8728.152675</text:p>
          </table:table-cell>
          <table:table-cell office:value-type="float" office:value="26184.458026">
            <text:p>26184.458026</text:p>
          </table:table-cell>
          <table:table-cell office:value-type="float" office:value="52368.916052">
            <text:p>52368.916052</text:p>
          </table:table-cell>
          <table:table-cell office:value-type="float" office:value="87281.526754">
            <text:p>87281.526754</text:p>
          </table:table-cell>
          <table:table-cell office:value-type="float" office:value="130922.290131">
            <text:p>130922.290131</text:p>
          </table:table-cell>
          <table:table-cell office:value-type="float" office:value="148378.595482">
            <text:p>148378.595482</text:p>
          </table:table-cell>
          <table:table-cell office:value-type="float" office:value="165834.900832">
            <text:p>165834.900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561491">
            <text:p>272.561491</text:p>
          </table:table-cell>
          <table:table-cell office:value-type="float" office:value="2453.053418">
            <text:p>2453.053418</text:p>
          </table:table-cell>
          <table:table-cell office:value-type="float" office:value="9812.213674">
            <text:p>9812.213674</text:p>
          </table:table-cell>
          <table:table-cell office:value-type="float" office:value="27256.149093">
            <text:p>27256.149093</text:p>
          </table:table-cell>
          <table:table-cell office:value-type="float" office:value="61326.33546">
            <text:p>61326.33546</text:p>
          </table:table-cell>
          <table:table-cell office:value-type="float" office:value="78770.270879">
            <text:p>78770.270879</text:p>
          </table:table-cell>
          <table:table-cell office:value-type="float" office:value="98394.698226">
            <text:p>98394.6982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44993">
            <text:p>9.44993</text:p>
          </table:table-cell>
          <table:table-cell office:value-type="float" office:value="255.148118">
            <text:p>255.148118</text:p>
          </table:table-cell>
          <table:table-cell office:value-type="float" office:value="2041.184946">
            <text:p>2041.184946</text:p>
          </table:table-cell>
          <table:table-cell office:value-type="float" office:value="9449.930305">
            <text:p>9449.930305</text:p>
          </table:table-cell>
          <table:table-cell office:value-type="float" office:value="31893.514779">
            <text:p>31893.514779</text:p>
          </table:table-cell>
          <table:table-cell office:value-type="float" office:value="46427.507589">
            <text:p>46427.507589</text:p>
          </table:table-cell>
          <table:table-cell office:value-type="float" office:value="64817.071962">
            <text:p>64817.0719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8268">
            <text:p>0.318268</text:p>
          </table:table-cell>
          <table:table-cell office:value-type="float" office:value="25.779699">
            <text:p>25.779699</text:p>
          </table:table-cell>
          <table:table-cell office:value-type="float" office:value="412.475187">
            <text:p>412.475187</text:p>
          </table:table-cell>
          <table:table-cell office:value-type="float" office:value="3182.678911">
            <text:p>3182.678911</text:p>
          </table:table-cell>
          <table:table-cell office:value-type="float" office:value="16112.311986">
            <text:p>16112.311986</text:p>
          </table:table-cell>
          <table:table-cell office:value-type="float" office:value="26582.052531">
            <text:p>26582.052531</text:p>
          </table:table-cell>
          <table:table-cell office:value-type="float" office:value="41476.989834">
            <text:p>41476.9898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1048">
            <text:p>0.011048</text:p>
          </table:table-cell>
          <table:table-cell office:value-type="float" office:value="2.684564">
            <text:p>2.684564</text:p>
          </table:table-cell>
          <table:table-cell office:value-type="float" office:value="85.906051">
            <text:p>85.906051</text:p>
          </table:table-cell>
          <table:table-cell office:value-type="float" office:value="1104.758882">
            <text:p>1104.758882</text:p>
          </table:table-cell>
          <table:table-cell office:value-type="float" office:value="8389.262761">
            <text:p>8389.262761</text:p>
          </table:table-cell>
          <table:table-cell office:value-type="float" office:value="15685.996321">
            <text:p>15685.996321</text:p>
          </table:table-cell>
          <table:table-cell office:value-type="float" office:value="27354.923633">
            <text:p>27354.9236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42">
            <text:p>0.00042</text:p>
          </table:table-cell>
          <table:table-cell office:value-type="float" office:value="0.305979">
            <text:p>0.305979</text:p>
          </table:table-cell>
          <table:table-cell office:value-type="float" office:value="19.582662">
            <text:p>19.582662</text:p>
          </table:table-cell>
          <table:table-cell office:value-type="float" office:value="419.724416">
            <text:p>419.724416</text:p>
          </table:table-cell>
          <table:table-cell office:value-type="float" office:value="4780.923426">
            <text:p>4780.923426</text:p>
          </table:table-cell>
          <table:table-cell office:value-type="float" office:value="10131.127053">
            <text:p>10131.127053</text:p>
          </table:table-cell>
          <table:table-cell office:value-type="float" office:value="19746.304929">
            <text:p>19746.30492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038261">
            <text:p>0.038261</text:p>
          </table:table-cell>
          <table:table-cell office:value-type="float" office:value="4.897355">
            <text:p>4.897355</text:p>
          </table:table-cell>
          <table:table-cell office:value-type="float" office:value="174.945536">
            <text:p>174.945536</text:p>
          </table:table-cell>
          <table:table-cell office:value-type="float" office:value="2989.108485">
            <text:p>2989.108485</text:p>
          </table:table-cell>
          <table:table-cell office:value-type="float" office:value="7178.691887">
            <text:p>7178.691887</text:p>
          </table:table-cell>
          <table:table-cell office:value-type="float" office:value="15637.887003">
            <text:p>15637.88700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04765">
            <text:p>0.004765</text:p>
          </table:table-cell>
          <table:table-cell office:value-type="float" office:value="1.219788">
            <text:p>1.219788</text:p>
          </table:table-cell>
          <table:table-cell office:value-type="float" office:value="72.623002">
            <text:p>72.623002</text:p>
          </table:table-cell>
          <table:table-cell office:value-type="float" office:value="1861.248106">
            <text:p>1861.248106</text:p>
          </table:table-cell>
          <table:table-cell office:value-type="float" office:value="5066.004455">
            <text:p>5066.004455</text:p>
          </table:table-cell>
          <table:table-cell office:value-type="float" office:value="12333.9733">
            <text:p>12333.973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0.000626">
            <text:p>0.000626</text:p>
          </table:table-cell>
          <table:table-cell office:value-type="float" office:value="0.320307">
            <text:p>0.320307</text:p>
          </table:table-cell>
          <table:table-cell office:value-type="float" office:value="31.783772">
            <text:p>31.783772</text:p>
          </table:table-cell>
          <table:table-cell office:value-type="float" office:value="1221.874984">
            <text:p>1221.874984</text:p>
          </table:table-cell>
          <table:table-cell office:value-type="float" office:value="3769.170075">
            <text:p>3769.170075</text:p>
          </table:table-cell>
          <table:table-cell office:value-type="float" office:value="10256.232339">
            <text:p>10256.2323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0.000083">
            <text:p>0.000083</text:p>
          </table:table-cell>
          <table:table-cell office:value-type="float" office:value="0.08517">
            <text:p>0.08517</text:p>
          </table:table-cell>
          <table:table-cell office:value-type="float" office:value="14.085528">
            <text:p>14.085528</text:p>
          </table:table-cell>
          <table:table-cell office:value-type="float" office:value="812.242508">
            <text:p>812.242508</text:p>
          </table:table-cell>
          <table:table-cell office:value-type="float" office:value="2839.633802">
            <text:p>2839.633802</text:p>
          </table:table-cell>
          <table:table-cell office:value-type="float" office:value="8635.930387">
            <text:p>8635.9303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23222">
            <text:p>0.023222</text:p>
          </table:table-cell>
          <table:table-cell office:value-type="float" office:value="6.400896">
            <text:p>6.400896</text:p>
          </table:table-cell>
          <table:table-cell office:value-type="float" office:value="553.661917">
            <text:p>553.661917</text:p>
          </table:table-cell>
          <table:table-cell office:value-type="float" office:value="2193.708601">
            <text:p>2193.708601</text:p>
          </table:table-cell>
          <table:table-cell office:value-type="float" office:value="7456.420871">
            <text:p>7456.420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06411">
            <text:p>0.006411</text:p>
          </table:table-cell>
          <table:table-cell office:value-type="float" office:value="2.945117">
            <text:p>2.945117</text:p>
          </table:table-cell>
          <table:table-cell office:value-type="float" office:value="382.118141">
            <text:p>382.118141</text:p>
          </table:table-cell>
          <table:table-cell office:value-type="float" office:value="1715.890634">
            <text:p>1715.890634</text:p>
          </table:table-cell>
          <table:table-cell office:value-type="float" office:value="6518.471314">
            <text:p>6518.4713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0.001804">
            <text:p>0.001804</text:p>
          </table:table-cell>
          <table:table-cell office:value-type="float" office:value="1.381212">
            <text:p>1.381212</text:p>
          </table:table-cell>
          <table:table-cell office:value-type="float" office:value="268.810819">
            <text:p>268.810819</text:p>
          </table:table-cell>
          <table:table-cell office:value-type="float" office:value="1368.032308">
            <text:p>1368.032308</text:p>
          </table:table-cell>
          <table:table-cell office:value-type="float" office:value="5808.408985">
            <text:p>5808.4089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0.000508">
            <text:p>0.000508</text:p>
          </table:table-cell>
          <table:table-cell office:value-type="float" office:value="0.647713">
            <text:p>0.647713</text:p>
          </table:table-cell>
          <table:table-cell office:value-type="float" office:value="189.086281">
            <text:p>189.086281</text:p>
          </table:table-cell>
          <table:table-cell office:value-type="float" office:value="1090.604521">
            <text:p>1090.604521</text:p>
          </table:table-cell>
          <table:table-cell office:value-type="float" office:value="5175.267561">
            <text:p>5175.2675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0.000145">
            <text:p>0.000145</text:p>
          </table:table-cell>
          <table:table-cell office:value-type="float" office:value="0.307604">
            <text:p>0.307604</text:p>
          </table:table-cell>
          <table:table-cell office:value-type="float" office:value="134.697713">
            <text:p>134.697713</text:p>
          </table:table-cell>
          <table:table-cell office:value-type="float" office:value="880.491476">
            <text:p>880.491476</text:p>
          </table:table-cell>
          <table:table-cell office:value-type="float" office:value="4669.768479">
            <text:p>4669.7684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float" office:value="0.146394">
            <text:p>0.146394</text:p>
          </table:table-cell>
          <table:table-cell office:value-type="float" office:value="96.157919">
            <text:p>96.157919</text:p>
          </table:table-cell>
          <table:table-cell office:value-type="float" office:value="712.37333">
            <text:p>712.37333</text:p>
          </table:table-cell>
          <table:table-cell office:value-type="float" office:value="4222.625104">
            <text:p>4222.6251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float" office:value="0.070036">
            <text:p>0.070036</text:p>
          </table:table-cell>
          <table:table-cell office:value-type="float" office:value="69.003577">
            <text:p>69.003577</text:p>
          </table:table-cell>
          <table:table-cell office:value-type="float" office:value="579.364476">
            <text:p>579.364476</text:p>
          </table:table-cell>
          <table:table-cell office:value-type="float" office:value="3838.233714">
            <text:p>3838.2337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0.033608">
            <text:p>0.033608</text:p>
          </table:table-cell>
          <table:table-cell office:value-type="float" office:value="49.668289">
            <text:p>49.668289</text:p>
          </table:table-cell>
          <table:table-cell office:value-type="float" office:value="472.625474">
            <text:p>472.625474</text:p>
          </table:table-cell>
          <table:table-cell office:value-type="float" office:value="3499.462618">
            <text:p>3499.4626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float" office:value="0.016232">
            <text:p>0.016232</text:p>
          </table:table-cell>
          <table:table-cell office:value-type="float" office:value="35.984847">
            <text:p>35.984847</text:p>
          </table:table-cell>
          <table:table-cell office:value-type="float" office:value="388.074617">
            <text:p>388.074617</text:p>
          </table:table-cell>
          <table:table-cell office:value-type="float" office:value="3211.472075">
            <text:p>3211.4720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0.007846">
            <text:p>0.007846</text:p>
          </table:table-cell>
          <table:table-cell office:value-type="float" office:value="26.089884">
            <text:p>26.089884</text:p>
          </table:table-cell>
          <table:table-cell office:value-type="float" office:value="318.878619">
            <text:p>318.878619</text:p>
          </table:table-cell>
          <table:table-cell office:value-type="float" office:value="2949.300278">
            <text:p>2949.3002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office:value-type="float" office:value="0.003806">
            <text:p>0.003806</text:p>
          </table:table-cell>
          <table:table-cell office:value-type="float" office:value="18.981427">
            <text:p>18.981427</text:p>
          </table:table-cell>
          <table:table-cell office:value-type="float" office:value="262.929768">
            <text:p>262.929768</text:p>
          </table:table-cell>
          <table:table-cell office:value-type="float" office:value="2717.928509">
            <text:p>2717.9285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float" office:value="0.001845">
            <text:p>0.001845</text:p>
          </table:table-cell>
          <table:table-cell office:value-type="float" office:value="13.807963">
            <text:p>13.807963</text:p>
          </table:table-cell>
          <table:table-cell office:value-type="float" office:value="216.7695">
            <text:p>216.7695</text:p>
          </table:table-cell>
          <table:table-cell office:value-type="float" office:value="2504.38519">
            <text:p>2504.385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float" office:value="0.000897">
            <text:p>0.000897</text:p>
          </table:table-cell>
          <table:table-cell office:value-type="float" office:value="10.064499">
            <text:p>10.064499</text:p>
          </table:table-cell>
          <table:table-cell office:value-type="float" office:value="179.068171">
            <text:p>179.068171</text:p>
          </table:table-cell>
          <table:table-cell office:value-type="float" office:value="2312.20336">
            <text:p>2312.203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  <table:table-cell office:value-type="float" office:value="0.000436">
            <text:p>0.000436</text:p>
          </table:table-cell>
          <table:table-cell office:value-type="float" office:value="7.341966">
            <text:p>7.341966</text:p>
          </table:table-cell>
          <table:table-cell office:value-type="float" office:value="148.045868">
            <text:p>148.045868</text:p>
          </table:table-cell>
          <table:table-cell office:value-type="float" office:value="2136.528058">
            <text:p>2136.5280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  <table:table-cell office:value-type="float" office:value="0.000212">
            <text:p>0.000212</text:p>
          </table:table-cell>
          <table:table-cell office:value-type="float" office:value="5.365046">
            <text:p>5.365046</text:p>
          </table:table-cell>
          <table:table-cell office:value-type="float" office:value="122.60692">
            <text:p>122.60692</text:p>
          </table:table-cell>
          <table:table-cell office:value-type="float" office:value="1977.57049">
            <text:p>1977.570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3.919569">
            <text:p>3.919569</text:p>
          </table:table-cell>
          <table:table-cell office:value-type="float" office:value="101.516704">
            <text:p>101.516704</text:p>
          </table:table-cell>
          <table:table-cell office:value-type="float" office:value="1830.03408">
            <text:p>1830.034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2.868802">
            <text:p>2.868802</text:p>
          </table:table-cell>
          <table:table-cell office:value-type="float" office:value="84.208787">
            <text:p>84.208787</text:p>
          </table:table-cell>
          <table:table-cell office:value-type="float" office:value="1696.616795">
            <text:p>1696.61679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2.100036">
            <text:p>2.100036</text:p>
          </table:table-cell>
          <table:table-cell office:value-type="float" office:value="69.862041">
            <text:p>69.862041</text:p>
          </table:table-cell>
          <table:table-cell office:value-type="float" office:value="1573.157829">
            <text:p>1573.15782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1.538691">
            <text:p>1.538691</text:p>
          </table:table-cell>
          <table:table-cell office:value-type="float" office:value="58.012778">
            <text:p>58.012778</text:p>
          </table:table-cell>
          <table:table-cell office:value-type="float" office:value="1460.021887">
            <text:p>1460.0218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1.128317">
            <text:p>1.128317</text:p>
          </table:table-cell>
          <table:table-cell office:value-type="float" office:value="48.21263">
            <text:p>48.21263</text:p>
          </table:table-cell>
          <table:table-cell office:value-type="float" office:value="1356.129644">
            <text:p>1356.1296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0.828092">
            <text:p>0.828092</text:p>
          </table:table-cell>
          <table:table-cell office:value-type="float" office:value="40.102004">
            <text:p>40.102004</text:p>
          </table:table-cell>
          <table:table-cell office:value-type="float" office:value="1260.698222">
            <text:p>1260.6982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0.607719">
            <text:p>0.607719</text:p>
          </table:table-cell>
          <table:table-cell office:value-type="float" office:value="33.354009">
            <text:p>33.354009</text:p>
          </table:table-cell>
          <table:table-cell office:value-type="float" office:value="1171.919534">
            <text:p>1171.91953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0.446405">
            <text:p>0.446405</text:p>
          </table:table-cell>
          <table:table-cell office:value-type="float" office:value="27.767176">
            <text:p>27.767176</text:p>
          </table:table-cell>
          <table:table-cell office:value-type="float" office:value="1090.400747">
            <text:p>1090.4007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0.328005">
            <text:p>0.328005</text:p>
          </table:table-cell>
          <table:table-cell office:value-type="float" office:value="23.122825">
            <text:p>23.122825</text:p>
          </table:table-cell>
          <table:table-cell office:value-type="float" office:value="1014.845638">
            <text:p>1014.8456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0.241171">
            <text:p>0.241171</text:p>
          </table:table-cell>
          <table:table-cell office:value-type="float" office:value="19.268294">
            <text:p>19.268294</text:p>
          </table:table-cell>
          <table:table-cell office:value-type="float" office:value="945.163723">
            <text:p>945.1637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0.177472">
            <text:p>0.177472</text:p>
          </table:table-cell>
          <table:table-cell office:value-type="float" office:value="16.069623">
            <text:p>16.069623</text:p>
          </table:table-cell>
          <table:table-cell office:value-type="float" office:value="880.996454">
            <text:p>880.9964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0.130646">
            <text:p>0.130646</text:p>
          </table:table-cell>
          <table:table-cell office:value-type="float" office:value="13.406993">
            <text:p>13.406993</text:p>
          </table:table-cell>
          <table:table-cell office:value-type="float" office:value="821.494228">
            <text:p>821.4942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0.096185">
            <text:p>0.096185</text:p>
          </table:table-cell>
          <table:table-cell office:value-type="float" office:value="11.18656">
            <text:p>11.18656</text:p>
          </table:table-cell>
          <table:table-cell office:value-type="float" office:value="766.080468">
            <text:p>766.0804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0.070841">
            <text:p>0.070841</text:p>
          </table:table-cell>
          <table:table-cell office:value-type="float" office:value="9.337635">
            <text:p>9.337635</text:p>
          </table:table-cell>
          <table:table-cell office:value-type="float" office:value="714.692815">
            <text:p>714.6928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0.052191">
            <text:p>0.052191</text:p>
          </table:table-cell>
          <table:table-cell office:value-type="float" office:value="7.796571">
            <text:p>7.796571</text:p>
          </table:table-cell>
          <table:table-cell office:value-type="float" office:value="666.946277">
            <text:p>666.94627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0.03845">
            <text:p>0.03845</text:p>
          </table:table-cell>
          <table:table-cell office:value-type="float" office:value="6.509706">
            <text:p>6.509706</text:p>
          </table:table-cell>
          <table:table-cell office:value-type="float" office:value="622.37656">
            <text:p>622.376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office:value-type="float" office:value="0.028341">
            <text:p>0.028341</text:p>
          </table:table-cell>
          <table:table-cell office:value-type="float" office:value="5.438006">
            <text:p>5.438006</text:p>
          </table:table-cell>
          <table:table-cell office:value-type="float" office:value="581.080409">
            <text:p>581.08040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0.020889">
            <text:p>0.020889</text:p>
          </table:table-cell>
          <table:table-cell office:value-type="float" office:value="4.542497">
            <text:p>4.542497</text:p>
          </table:table-cell>
          <table:table-cell office:value-type="float" office:value="542.495113">
            <text:p>542.49511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.015401">
            <text:p>0.015401</text:p>
          </table:table-cell>
          <table:table-cell office:value-type="float" office:value="3.795641">
            <text:p>3.795641</text:p>
          </table:table-cell>
          <table:table-cell office:value-type="float" office:value="506.630081">
            <text:p>506.6300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0.011356">
            <text:p>0.011356</text:p>
          </table:table-cell>
          <table:table-cell office:value-type="float" office:value="3.171989">
            <text:p>3.171989</text:p>
          </table:table-cell>
          <table:table-cell office:value-type="float" office:value="473.197242">
            <text:p>473.19724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.008377">
            <text:p>0.008377</text:p>
          </table:table-cell>
          <table:table-cell office:value-type="float" office:value="2.651743">
            <text:p>2.651743</text:p>
          </table:table-cell>
          <table:table-cell office:value-type="float" office:value="442.126597">
            <text:p>442.1265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0.006178">
            <text:p>0.006178</text:p>
          </table:table-cell>
          <table:table-cell office:value-type="float" office:value="2.216387">
            <text:p>2.216387</text:p>
          </table:table-cell>
          <table:table-cell office:value-type="float" office:value="413.014647">
            <text:p>413.0146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  <table:table-cell office:value-type="float" office:value="0.004559">
            <text:p>0.004559</text:p>
          </table:table-cell>
          <table:table-cell office:value-type="float" office:value="1.853747">
            <text:p>1.853747</text:p>
          </table:table-cell>
          <table:table-cell office:value-type="float" office:value="386.07797">
            <text:p>386.077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float" office:value="0.003364">
            <text:p>0.003364</text:p>
          </table:table-cell>
          <table:table-cell office:value-type="float" office:value="1.550048">
            <text:p>1.550048</text:p>
          </table:table-cell>
          <table:table-cell office:value-type="float" office:value="360.806561">
            <text:p>360.8065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  <table:table-cell office:value-type="float" office:value="0.002483">
            <text:p>0.002483</text:p>
          </table:table-cell>
          <table:table-cell office:value-type="float" office:value="1.296638">
            <text:p>1.296638</text:p>
          </table:table-cell>
          <table:table-cell office:value-type="float" office:value="337.328161">
            <text:p>337.32816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  <table:table-cell office:value-type="float" office:value="0.001832">
            <text:p>0.001832</text:p>
          </table:table-cell>
          <table:table-cell office:value-type="float" office:value="1.08464">
            <text:p>1.08464</text:p>
          </table:table-cell>
          <table:table-cell office:value-type="float" office:value="315.372835">
            <text:p>315.3728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  <table:table-cell office:value-type="float" office:value="0.001353">
            <text:p>0.001353</text:p>
          </table:table-cell>
          <table:table-cell office:value-type="float" office:value="0.907611">
            <text:p>0.907611</text:p>
          </table:table-cell>
          <table:table-cell office:value-type="float" office:value="294.946299">
            <text:p>294.94629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  <table:table-cell office:value-type="float" office:value="0.000999">
            <text:p>0.000999</text:p>
          </table:table-cell>
          <table:table-cell office:value-type="float" office:value="0.759296">
            <text:p>0.759296</text:p>
          </table:table-cell>
          <table:table-cell office:value-type="float" office:value="275.777509">
            <text:p>275.77750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  <table:table-cell office:value-type="float" office:value="0.000738">
            <text:p>0.000738</text:p>
          </table:table-cell>
          <table:table-cell office:value-type="float" office:value="0.635605">
            <text:p>0.635605</text:p>
          </table:table-cell>
          <table:table-cell office:value-type="float" office:value="258.012246">
            <text:p>258.01224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  <table:table-cell office:value-type="float" office:value="0.000545">
            <text:p>0.000545</text:p>
          </table:table-cell>
          <table:table-cell office:value-type="float" office:value="0.531877">
            <text:p>0.531877</text:p>
          </table:table-cell>
          <table:table-cell office:value-type="float" office:value="241.3063">
            <text:p>241.306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4"/>
          <table:table-cell office:value-type="float" office:value="0.000402">
            <text:p>0.000402</text:p>
          </table:table-cell>
          <table:table-cell office:value-type="float" office:value="0.445301">
            <text:p>0.445301</text:p>
          </table:table-cell>
          <table:table-cell office:value-type="float" office:value="225.795912">
            <text:p>225.7959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office:value-type="float" office:value="0.372762">
            <text:p>0.372762</text:p>
          </table:table-cell>
          <table:table-cell office:value-type="float" office:value="211.250487">
            <text:p>211.25048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office:value-type="float" office:value="0.31216">
            <text:p>0.31216</text:p>
          </table:table-cell>
          <table:table-cell office:value-type="float" office:value="197.719202">
            <text:p>197.71920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office:value-type="float" office:value="0.261353">
            <text:p>0.261353</text:p>
          </table:table-cell>
          <table:table-cell office:value-type="float" office:value="185.01359">
            <text:p>185.013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0.218948">
            <text:p>0.218948</text:p>
          </table:table-cell>
          <table:table-cell office:value-type="float" office:value="173.229681">
            <text:p>173.2296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0.18335">
            <text:p>0.18335</text:p>
          </table:table-cell>
          <table:table-cell office:value-type="float" office:value="162.130968">
            <text:p>162.13096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0.153624">
            <text:p>0.153624</text:p>
          </table:table-cell>
          <table:table-cell office:value-type="float" office:value="151.827603">
            <text:p>151.82760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0.128687">
            <text:p>0.128687</text:p>
          </table:table-cell>
          <table:table-cell office:value-type="float" office:value="142.144141">
            <text:p>142.14414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0.10784">
            <text:p>0.10784</text:p>
          </table:table-cell>
          <table:table-cell office:value-type="float" office:value="133.131647">
            <text:p>133.1316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0.090347">
            <text:p>0.090347</text:p>
          </table:table-cell>
          <table:table-cell office:value-type="float" office:value="124.656982">
            <text:p>124.65698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0.075741">
            <text:p>0.075741</text:p>
          </table:table-cell>
          <table:table-cell office:value-type="float" office:value="116.799516">
            <text:p>116.79951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0.063467">
            <text:p>0.063467</text:p>
          </table:table-cell>
          <table:table-cell office:value-type="float" office:value="109.385554">
            <text:p>109.38555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0.053215">
            <text:p>0.053215</text:p>
          </table:table-cell>
          <table:table-cell office:value-type="float" office:value="102.507139">
            <text:p>102.50713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0.044603">
            <text:p>0.044603</text:p>
          </table:table-cell>
          <table:table-cell office:value-type="float" office:value="96.025906">
            <text:p>96.0259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0.037404">
            <text:p>0.037404</text:p>
          </table:table-cell>
          <table:table-cell office:value-type="float" office:value="90.000636">
            <text:p>90.00063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0.031354">
            <text:p>0.031354</text:p>
          </table:table-cell>
          <table:table-cell office:value-type="float" office:value="84.319174">
            <text:p>84.31917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0.026301">
            <text:p>0.026301</text:p>
          </table:table-cell>
          <table:table-cell office:value-type="float" office:value="79.05092">
            <text:p>79.0509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0.02205">
            <text:p>0.02205</text:p>
          </table:table-cell>
          <table:table-cell office:value-type="float" office:value="74.071426">
            <text:p>74.07142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0.018498">
            <text:p>0.018498</text:p>
          </table:table-cell>
          <table:table-cell office:value-type="float" office:value="69.451589">
            <text:p>69.45158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0.015512">
            <text:p>0.015512</text:p>
          </table:table-cell>
          <table:table-cell office:value-type="float" office:value="65.091448">
            <text:p>65.0914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0.013015">
            <text:p>0.013015</text:p>
          </table:table-cell>
          <table:table-cell office:value-type="float" office:value="61.039912">
            <text:p>61.0399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0.010915">
            <text:p>0.010915</text:p>
          </table:table-cell>
          <table:table-cell office:value-type="float" office:value="57.213409">
            <text:p>57.2134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0.009161">
            <text:p>0.009161</text:p>
          </table:table-cell>
          <table:table-cell office:value-type="float" office:value="53.664408">
            <text:p>53.66440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0.007683">
            <text:p>0.007683</text:p>
          </table:table-cell>
          <table:table-cell office:value-type="float" office:value="50.306682">
            <text:p>50.3066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0.006449">
            <text:p>0.006449</text:p>
          </table:table-cell>
          <table:table-cell office:value-type="float" office:value="47.192963">
            <text:p>47.1929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0.00541">
            <text:p>0.00541</text:p>
          </table:table-cell>
          <table:table-cell office:value-type="float" office:value="44.249923">
            <text:p>44.2499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0.004542">
            <text:p>0.004542</text:p>
          </table:table-cell>
          <table:table-cell office:value-type="float" office:value="41.519289">
            <text:p>41.51928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  <table:table-cell office:value-type="float" office:value="0.003811">
            <text:p>0.003811</text:p>
          </table:table-cell>
          <table:table-cell office:value-type="float" office:value="38.936327">
            <text:p>38.93632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  <table:table-cell office:value-type="float" office:value="0.0032">
            <text:p>0.0032</text:p>
          </table:table-cell>
          <table:table-cell office:value-type="float" office:value="36.541733">
            <text:p>36.5417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0.002686">
            <text:p>0.002686</text:p>
          </table:table-cell>
          <table:table-cell office:value-type="float" office:value="34.274261">
            <text:p>34.2742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office:value-type="float" office:value="0.002256">
            <text:p>0.002256</text:p>
          </table:table-cell>
          <table:table-cell office:value-type="float" office:value="32.171205">
            <text:p>32.1712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office:value-type="float" office:value="0.001893">
            <text:p>0.001893</text:p>
          </table:table-cell>
          <table:table-cell office:value-type="float" office:value="30.180737">
            <text:p>30.18073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0.00159">
            <text:p>0.00159</text:p>
          </table:table-cell>
          <table:table-cell office:value-type="float" office:value="28.335639">
            <text:p>28.33563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office:value-type="float" office:value="0.001335">
            <text:p>0.001335</text:p>
          </table:table-cell>
          <table:table-cell office:value-type="float" office:value="26.588297">
            <text:p>26.5882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0.001122">
            <text:p>0.001122</text:p>
          </table:table-cell>
          <table:table-cell office:value-type="float" office:value="24.968362">
            <text:p>24.9683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office:value-type="float" office:value="0.000942">
            <text:p>0.000942</text:p>
          </table:table-cell>
          <table:table-cell office:value-type="float" office:value="23.432921">
            <text:p>23.4329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office:value-type="float" office:value="0.000792">
            <text:p>0.000792</text:p>
          </table:table-cell>
          <table:table-cell office:value-type="float" office:value="22.009423">
            <text:p>22.00942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0.000665">
            <text:p>0.000665</text:p>
          </table:table-cell>
          <table:table-cell office:value-type="float" office:value="20.660132">
            <text:p>20.66013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0.000559">
            <text:p>0.000559</text:p>
          </table:table-cell>
          <table:table-cell office:value-type="float" office:value="19.409031">
            <text:p>19.4090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0.000469">
            <text:p>0.000469</text:p>
          </table:table-cell>
          <table:table-cell office:value-type="float" office:value="18.223233">
            <text:p>18.22323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office:value-type="float" office:value="0.000395">
            <text:p>0.000395</text:p>
          </table:table-cell>
          <table:table-cell office:value-type="float" office:value="17.12267">
            <text:p>17.122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6"/>
          <table:table-cell office:value-type="float" office:value="16.078605">
            <text:p>16.0786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6"/>
          <table:table-cell office:value-type="float" office:value="15.109781">
            <text:p>15.10978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6"/>
          <table:table-cell office:value-type="float" office:value="14.190413">
            <text:p>14.1904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6"/>
          <table:table-cell office:value-type="float" office:value="13.337034">
            <text:p>13.33703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6"/>
          <table:table-cell office:value-type="float" office:value="12.527204">
            <text:p>12.52720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6"/>
          <table:table-cell office:value-type="float" office:value="11.775194">
            <text:p>11.77519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6"/>
          <table:table-cell office:value-type="float" office:value="11.061511">
            <text:p>11.06151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6"/>
          <table:table-cell office:value-type="float" office:value="10.399249">
            <text:p>10.39924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6"/>
          <table:table-cell office:value-type="float" office:value="9.771029">
            <text:p>9.7710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office:value-type="float" office:value="9.187652">
            <text:p>9.18765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office:value-type="float" office:value="8.633914">
            <text:p>8.63391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office:value-type="float" office:value="8.119375">
            <text:p>8.11937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office:value-type="float" office:value="7.631">
            <text:p>7.63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office:value-type="float" office:value="7.177222">
            <text:p>7.17722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office:value-type="float" office:value="6.746413">
            <text:p>6.74641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office:value-type="float" office:value="6.345873">
            <text:p>6.34587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office:value-type="float" office:value="5.965626">
            <text:p>5.9656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office:value-type="float" office:value="5.612045">
            <text:p>5.61204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office:value-type="float" office:value="5.276387">
            <text:p>5.27638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office:value-type="float" office:value="4.964247">
            <text:p>4.96424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office:value-type="float" office:value="4.667848">
            <text:p>4.66784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office:value-type="float" office:value="4.392145">
            <text:p>4.39214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office:value-type="float" office:value="4.130378">
            <text:p>4.13037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office:value-type="float" office:value="3.886879">
            <text:p>3.88687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office:value-type="float" office:value="3.655681">
            <text:p>3.65568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office:value-type="float" office:value="3.440683">
            <text:p>3.44068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office:value-type="float" office:value="3.23655">
            <text:p>3.2365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office:value-type="float" office:value="3.046759">
            <text:p>3.04675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office:value-type="float" office:value="2.867081">
            <text:p>2.86708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office:value-type="float" office:value="2.70008">
            <text:p>2.7000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office:value-type="float" office:value="2.541422">
            <text:p>2.5414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office:value-type="float" office:value="2.393765">
            <text:p>2.39376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office:value-type="float" office:value="2.253405">
            <text:p>2.2534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office:value-type="float" office:value="2.122675">
            <text:p>2.12267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office:value-type="float" office:value="1.998385">
            <text:p>1.99838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office:value-type="float" office:value="1.882641">
            <text:p>1.88264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office:value-type="float" office:value="1.772591">
            <text:p>1.77259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office:value-type="float" office:value="1.670114">
            <text:p>1.6701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office:value-type="float" office:value="1.572682">
            <text:p>1.57268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office:value-type="float" office:value="1.481933">
            <text:p>1.48193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office:value-type="float" office:value="1.395676">
            <text:p>1.39567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office:value-type="float" office:value="1.31545">
            <text:p>1.3154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office:value-type="float" office:value="1.239167">
            <text:p>1.23916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office:value-type="float" office:value="1.168095">
            <text:p>1.16809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office:value-type="float" office:value="1.100478">
            <text:p>1.10047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office:value-type="float" office:value="1.037456">
            <text:p>1.03745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office:value-type="float" office:value="0.977481">
            <text:p>0.97748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office:value-type="float" office:value="0.92158">
            <text:p>0.9215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office:value-type="float" office:value="0.868387">
            <text:p>0.8683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office:value-type="float" office:value="0.818808">
            <text:p>0.81880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office:value-type="float" office:value="0.77163">
            <text:p>0.7716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office:value-type="float" office:value="0.727642">
            <text:p>0.72764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office:value-type="float" office:value="0.685773">
            <text:p>0.68577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office:value-type="float" office:value="0.646731">
            <text:p>0.64673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office:value-type="float" office:value="0.609574">
            <text:p>0.60957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office:value-type="float" office:value="0.574927">
            <text:p>0.57492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office:value-type="float" office:value="0.541951">
            <text:p>0.54195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office:value-type="float" office:value="0.511192">
            <text:p>0.51119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office:value-type="float" office:value="0.48191">
            <text:p>0.4819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office:value-type="float" office:value="0.454594">
            <text:p>0.45459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office:value-type="float" office:value="0.428593">
            <text:p>0.42859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office:value-type="float" office:value="0.404338">
            <text:p>0.40433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office:value-type="float" office:value="0.381257">
            <text:p>0.38125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office:value-type="float" office:value="0.359713">
            <text:p>0.35971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office:value-type="float" office:value="0.339205">
            <text:p>0.33920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office:value-type="float" office:value="0.320062">
            <text:p>0.32006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office:value-type="float" office:value="0.301841">
            <text:p>0.30184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office:value-type="float" office:value="0.284833">
            <text:p>0.28483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office:value-type="float" office:value="0.268645">
            <text:p>0.26864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office:value-type="float" office:value="0.253528">
            <text:p>0.25352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office:value-type="float" office:value="0.239143">
            <text:p>0.23914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office:value-type="float" office:value="0.225709">
            <text:p>0.22570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office:value-type="float" office:value="0.212922">
            <text:p>0.2129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office:value-type="float" office:value="0.200978">
            <text:p>0.20097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office:value-type="float" office:value="0.18961">
            <text:p>0.1896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office:value-type="float" office:value="0.178988">
            <text:p>0.17898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office:value-type="float" office:value="0.168877">
            <text:p>0.16887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office:value-type="float" office:value="0.159427">
            <text:p>0.15942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office:value-type="float" office:value="0.150433">
            <text:p>0.1504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office:value-type="float" office:value="0.142028">
            <text:p>0.14202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office:value-type="float" office:value="0.134028">
            <text:p>0.13402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office:value-type="float" office:value="0.126549">
            <text:p>0.12654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office:value-type="float" office:value="0.11943">
            <text:p>0.1194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office:value-type="float" office:value="0.112774">
            <text:p>0.1127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office:value-type="float" office:value="0.106438">
            <text:p>0.10643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office:value-type="float" office:value="0.100515">
            <text:p>0.10051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office:value-type="float" office:value="0.094876">
            <text:p>0.09487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office:value-type="float" office:value="0.089604">
            <text:p>0.08960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office:value-type="float" office:value="0.084585">
            <text:p>0.08458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office:value-type="float" office:value="0.079891">
            <text:p>0.07989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office:value-type="float" office:value="0.075423">
            <text:p>0.07542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office:value-type="float" office:value="0.071243">
            <text:p>0.0712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office:value-type="float" office:value="0.067264">
            <text:p>0.06726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office:value-type="float" office:value="0.06354">
            <text:p>0.0635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office:value-type="float" office:value="0.059996">
            <text:p>0.05999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office:value-type="float" office:value="0.056678">
            <text:p>0.05667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office:value-type="float" office:value="0.053521">
            <text:p>0.05352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office:value-type="float" office:value="0.050565">
            <text:p>0.05056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office:value-type="float" office:value="0.047752">
            <text:p>0.04775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office:value-type="float" office:value="0.045117">
            <text:p>0.04511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office:value-type="float" office:value="0.042611">
            <text:p>0.04261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office:value-type="float" office:value="0.040262">
            <text:p>0.04026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office:value-type="float" office:value="0.038028">
            <text:p>0.0380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office:value-type="float" office:value="0.035935">
            <text:p>0.03593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office:value-type="float" office:value="0.033943">
            <text:p>0.03394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office:value-type="float" office:value="0.032077">
            <text:p>0.03207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office:value-type="float" office:value="0.030301">
            <text:p>0.03030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office:value-type="float" office:value="0.028638">
            <text:p>0.02863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office:value-type="float" office:value="0.027054">
            <text:p>0.02705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office:value-type="float" office:value="0.02557">
            <text:p>0.0255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office:value-type="float" office:value="0.024159">
            <text:p>0.02415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office:value-type="float" office:value="0.022835">
            <text:p>0.02283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office:value-type="float" office:value="0.021576">
            <text:p>0.02157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office:value-type="float" office:value="0.020395">
            <text:p>0.02039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office:value-type="float" office:value="0.019272">
            <text:p>0.01927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office:value-type="float" office:value="0.018218">
            <text:p>0.01821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office:value-type="float" office:value="0.017216">
            <text:p>0.0172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office:value-type="float" office:value="0.016276">
            <text:p>0.01627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office:value-type="float" office:value="0.015381">
            <text:p>0.01538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office:value-type="float" office:value="0.014542">
            <text:p>0.01454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office:value-type="float" office:value="0.013744">
            <text:p>0.01374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office:value-type="float" office:value="0.012995">
            <text:p>0.01299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office:value-type="float" office:value="0.012282">
            <text:p>0.0122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office:value-type="float" office:value="0.011614">
            <text:p>0.01161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office:value-type="float" office:value="0.010978">
            <text:p>0.01097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office:value-type="float" office:value="0.01038">
            <text:p>0.0103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office:value-type="float" office:value="0.009813">
            <text:p>0.00981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office:value-type="float" office:value="0.009279">
            <text:p>0.00927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office:value-type="float" office:value="0.008772">
            <text:p>0.00877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office:value-type="float" office:value="0.008296">
            <text:p>0.00829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office:value-type="float" office:value="0.007843">
            <text:p>0.00784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office:value-type="float" office:value="0.007418">
            <text:p>0.00741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office:value-type="float" office:value="0.007013">
            <text:p>0.00701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office:value-type="float" office:value="0.006633">
            <text:p>0.00663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office:value-type="float" office:value="0.006272">
            <text:p>0.00627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office:value-type="float" office:value="0.005932">
            <text:p>0.00593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office:value-type="float" office:value="0.005609">
            <text:p>0.00560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office:value-type="float" office:value="0.005306">
            <text:p>0.00530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office:value-type="float" office:value="0.005018">
            <text:p>0.00501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office:value-type="float" office:value="0.004747">
            <text:p>0.00474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office:value-type="float" office:value="0.004489">
            <text:p>0.00448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office:value-type="float" office:value="0.004246">
            <text:p>0.00424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office:value-type="float" office:value="0.004016">
            <text:p>0.00401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office:value-type="float" office:value="0.0038">
            <text:p>0.003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office:value-type="float" office:value="0.003594">
            <text:p>0.00359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office:value-type="float" office:value="0.003401">
            <text:p>0.00340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office:value-type="float" office:value="0.003217">
            <text:p>0.0032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office:value-type="float" office:value="0.003044">
            <text:p>0.0030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office:value-type="float" office:value="0.00288">
            <text:p>0.0028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office:value-type="float" office:value="0.002725">
            <text:p>0.00272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office:value-type="float" office:value="0.002578">
            <text:p>0.00257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office:value-type="float" office:value="0.00244">
            <text:p>0.0024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office:value-type="float" office:value="0.002309">
            <text:p>0.00230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office:value-type="float" office:value="0.002185">
            <text:p>0.00218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office:value-type="float" office:value="0.002067">
            <text:p>0.00206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  <table:table-cell office:value-type="float" office:value="0.001956">
            <text:p>0.00195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  <table:table-cell office:value-type="float" office:value="0.001851">
            <text:p>0.00185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  <table:table-cell office:value-type="float" office:value="0.001752">
            <text:p>0.00175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  <table:table-cell office:value-type="float" office:value="0.001658">
            <text:p>0.0016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  <table:table-cell office:value-type="float" office:value="0.001569">
            <text:p>0.00156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  <table:table-cell office:value-type="float" office:value="0.001485">
            <text:p>0.00148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  <table:table-cell office:value-type="float" office:value="0.001406">
            <text:p>0.00140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  <table:table-cell office:value-type="float" office:value="0.00133">
            <text:p>0.0013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  <table:table-cell office:value-type="float" office:value="0.001259">
            <text:p>0.00125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  <table:table-cell office:value-type="float" office:value="0.001192">
            <text:p>0.00119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  <table:table-cell office:value-type="float" office:value="0.001128">
            <text:p>0.00112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  <table:table-cell office:value-type="float" office:value="0.001068">
            <text:p>0.00106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  <table:table-cell office:value-type="float" office:value="0.001011">
            <text:p>0.00101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  <table:table-cell office:value-type="float" office:value="0.000957">
            <text:p>0.00095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  <table:table-cell office:value-type="float" office:value="0.000906">
            <text:p>0.0009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  <table:table-cell office:value-type="float" office:value="0.000857">
            <text:p>0.00085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  <table:table-cell office:value-type="float" office:value="0.000812">
            <text:p>0.00081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  <table:table-cell office:value-type="float" office:value="0.000768">
            <text:p>0.00076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  <table:table-cell office:value-type="float" office:value="0.000728">
            <text:p>0.00072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  <table:table-cell office:value-type="float" office:value="0.000689">
            <text:p>0.00068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  <table:table-cell office:value-type="float" office:value="0.000652">
            <text:p>0.00065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  <table:table-cell office:value-type="float" office:value="0.000617">
            <text:p>0.00061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  <table:table-cell office:value-type="float" office:value="0.000584">
            <text:p>0.0005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  <table:table-cell office:value-type="float" office:value="0.000553">
            <text:p>0.00055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  <table:table-cell office:value-type="float" office:value="0.000524">
            <text:p>0.00052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  <table:table-cell office:value-type="float" office:value="0.000496">
            <text:p>0.00049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  <table:table-cell office:value-type="float" office:value="0.00047">
            <text:p>0.0004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  <table:table-cell office:value-type="float" office:value="0.000445">
            <text:p>0.00044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  <table:table-cell office:value-type="float" office:value="0.000421">
            <text:p>0.0004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  <table:table-cell office:value-type="float" office:value="0.000399">
            <text:p>0.0003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  <table:table-cell office:value-type="float" office:value="0.000378">
            <text:p>0.00037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6"/>
          <table:table-cell office:value-type="float" office:value="0.000358">
            <text:p>0.00035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6"/>
          <table:table-cell office:value-type="float" office:value="0.000339">
            <text:p>0.00033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6"/>
          <table:table-cell office:value-type="float" office:value="0.000321">
            <text:p>0.00032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6"/>
          <table:table-cell office:value-type="float" office:value="0.000304">
            <text:p>0.00030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6"/>
          <table:table-cell office:value-type="float" office:value="0.000287">
            <text:p>0.00028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6"/>
          <table:table-cell office:value-type="float" office:value="0.000272">
            <text:p>0.00027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6"/>
          <table:table-cell office:value-type="float" office:value="0.000258">
            <text:p>0.00025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6"/>
          <table:table-cell office:value-type="float" office:value="0.000244">
            <text:p>0.00024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6"/>
          <table:table-cell office:value-type="float" office:value="0.000231">
            <text:p>0.00023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6"/>
          <table:table-cell office:value-type="float" office:value="0.000219">
            <text:p>0.00021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6"/>
          <table:table-cell office:value-type="float" office:value="0.000208">
            <text:p>0.00020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6"/>
          <table:table-cell office:value-type="float" office:value="0.000197">
            <text:p>0.00019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6"/>
          <table:table-cell office:value-type="float" office:value="0.000186">
            <text:p>0.000186</text:p>
          </table:table-cell>
        </table:table-row>
      </table:table>
      <table:table table:name="HIT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25662.283735">
            <text:p>325662.283735</text:p>
          </table:table-cell>
          <table:table-cell office:value-type="float" office:value="325609.56258">
            <text:p>325609.56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39304">
            <text:p>108.839304</text:p>
          </table:table-cell>
          <table:table-cell office:value-type="float" office:value="150.070921">
            <text:p>150.0709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.088276">
            <text:p>94.088276</text:p>
          </table:table-cell>
          <table:table-cell office:value-type="float" office:value="107.008824">
            <text:p>107.0088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918486">
            <text:p>20.918486</text:p>
          </table:table-cell>
          <table:table-cell office:value-type="float" office:value="32.689162">
            <text:p>32.689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.783249">
            <text:p>11.783249</text:p>
          </table:table-cell>
          <table:table-cell office:value-type="float" office:value="39.217731">
            <text:p>39.2177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106615">
            <text:p>8.106615</text:p>
          </table:table-cell>
          <table:table-cell office:value-type="float" office:value="12.78892">
            <text:p>12.788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76097">
            <text:p>3.676097</text:p>
          </table:table-cell>
          <table:table-cell office:value-type="float" office:value="15.368936">
            <text:p>15.3689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58615">
            <text:p>3.658615</text:p>
          </table:table-cell>
          <table:table-cell office:value-type="float" office:value="5.580889">
            <text:p>5.5808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618077">
            <text:p>1.618077</text:p>
          </table:table-cell>
          <table:table-cell office:value-type="float" office:value="6.468821">
            <text:p>6.4688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27243">
            <text:p>1.727243</text:p>
          </table:table-cell>
          <table:table-cell office:value-type="float" office:value="2.556912">
            <text:p>2.5569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7448">
            <text:p>0.77448</text:p>
          </table:table-cell>
          <table:table-cell office:value-type="float" office:value="2.875967">
            <text:p>2.8759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2741">
            <text:p>0.832741</text:p>
          </table:table-cell>
          <table:table-cell office:value-type="float" office:value="1.206867">
            <text:p>1.2068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79012">
            <text:p>0.379012</text:p>
          </table:table-cell>
          <table:table-cell office:value-type="float" office:value="1.329367">
            <text:p>1.3293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06322">
            <text:p>0.406322</text:p>
          </table:table-cell>
          <table:table-cell office:value-type="float" office:value="0.58054">
            <text:p>0.580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86882">
            <text:p>0.186882</text:p>
          </table:table-cell>
          <table:table-cell office:value-type="float" office:value="0.630863">
            <text:p>0.6308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9661">
            <text:p>0.199661</text:p>
          </table:table-cell>
          <table:table-cell office:value-type="float" office:value="0.282621">
            <text:p>0.2826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2408">
            <text:p>0.092408</text:p>
          </table:table-cell>
          <table:table-cell office:value-type="float" office:value="0.304555">
            <text:p>0.3045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8518">
            <text:p>0.098518</text:p>
          </table:table-cell>
          <table:table-cell office:value-type="float" office:value="0.138621">
            <text:p>0.1386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45767">
            <text:p>0.045767</text:p>
          </table:table-cell>
          <table:table-cell office:value-type="float" office:value="0.148636">
            <text:p>0.1486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48729">
            <text:p>0.048729</text:p>
          </table:table-cell>
          <table:table-cell office:value-type="float" office:value="0.068307">
            <text:p>0.06830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269">
            <text:p>0.02269</text:p>
          </table:table-cell>
          <table:table-cell office:value-type="float" office:value="0.073039">
            <text:p>0.0730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4136">
            <text:p>0.024136</text:p>
          </table:table-cell>
          <table:table-cell office:value-type="float" office:value="0.033755">
            <text:p>0.0337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1256">
            <text:p>0.011256</text:p>
          </table:table-cell>
          <table:table-cell office:value-type="float" office:value="0.036047">
            <text:p>0.03604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1964">
            <text:p>0.011964</text:p>
          </table:table-cell>
          <table:table-cell office:value-type="float" office:value="0.016958">
            <text:p>0.0169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5804">
            <text:p>0.005804</text:p>
          </table:table-cell>
          <table:table-cell office:value-type="float" office:value="0.018501">
            <text:p>0.0185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6525">
            <text:p>0.006525</text:p>
          </table:table-cell>
          <table:table-cell office:value-type="float" office:value="0.00898">
            <text:p>0.008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3398">
            <text:p>0.003398</text:p>
          </table:table-cell>
          <table:table-cell office:value-type="float" office:value="0.010148">
            <text:p>0.0101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4107">
            <text:p>0.004107</text:p>
          </table:table-cell>
          <table:table-cell office:value-type="float" office:value="0.00505">
            <text:p>0.0050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224">
            <text:p>0.00224</text:p>
          </table:table-cell>
          <table:table-cell office:value-type="float" office:value="0.005865">
            <text:p>0.0058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2787">
            <text:p>0.002787</text:p>
          </table:table-cell>
          <table:table-cell office:value-type="float" office:value="0.003176">
            <text:p>0.0031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729">
            <text:p>0.001729</text:p>
          </table:table-cell>
          <table:table-cell office:value-type="float" office:value="0.003616">
            <text:p>0.00361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10T16:34:26</meta:creation-date>
    <dc:date>2014-10-10T17:14:50</dc:date>
    <dc:creator>Aldasoro Agustina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891" meta:object-count="0"/>
  </office:meta>
</office:document-meta>
</file>